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6" svg:x1="0.005cm" svg:y1="0.538cm" svg:x2="17.018cm" svg:y2="0.485cm"><text:p/></draw:line></text:p>
      <text:p text:style-name="P3"/>
      <text:p text:style-name="List_20_Indent"><text:span text:style-name="T1">Nom du papier :</text:span> </text:p>
      <text:p text:style-name="List_20_Indent"><text:span text:style-name="T1">Auteur(s) :</text:span> </text:p>
      <text:p text:style-name="List_20_Indent"><text:span text:style-name="T1">Année :</text:span> </text:p>
      <text:p text:style-name="P4"/>
      <text:p text:style-name="P1"><draw:line text:anchor-type="char" draw:z-index="1" draw:style-name="gr1" draw:text-style-name="P6" svg:x1="0.005cm" svg:y1="0.268cm" svg:x2="17.018cm" svg:y2="0.215cm"><text:p/></draw:line></text:p>
      <text:p text:style-name="Standard"/>
      <text:p text:style-name="P2"><text:span text:style-name="T2"><text:s/>: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7T10:32:05</dc:date>
    <dc:creator>xavier </dc:creator>
    <meta:editing-duration>PT00H04M52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25" meta:character-count="130"/>
  </office:meta>
</office:document-meta>
</file>